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EA00000363DC439C4E0B60F599.png" manifest:media-type="image/png"/>
  <manifest:file-entry manifest:full-path="Pictures/100000010000049D0000029A12ED78849DD27B94.png" manifest:media-type="image/png"/>
  <manifest:file-entry manifest:full-path="Pictures/10000001000002DF000001E94181D0B8BA5A1F14.png" manifest:media-type="image/png"/>
  <manifest:file-entry manifest:full-path="Pictures/10000001000003C10000010C0BDAD6C7E19ABB3A.png" manifest:media-type="image/png"/>
  <manifest:file-entry manifest:full-path="Pictures/10000001000002E3000000DDDEF27A6027730F34.png" manifest:media-type="image/png"/>
  <manifest:file-entry manifest:full-path="Pictures/100000010000033A000002035FEB12C8E07DFEED.png" manifest:media-type="image/png"/>
  <manifest:file-entry manifest:full-path="Pictures/1000000100000726000003BD01C23852D473DE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officeooo:rsid="001c43bf" officeooo:paragraph-rsid="001c43bf"/>
    </style:style>
    <style:style style:name="P2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12pt" officeooo:rsid="001c43bf" officeooo:paragraph-rsid="001c43bf" style:font-size-asian="10.5pt" style:font-size-complex="12pt"/>
    </style:style>
    <style:style style:name="P3" style:family="paragraph" style:parent-style-name="Estilo_20_de_20_dibujo_20_predeterminado" style:list-style-name="L2">
      <style:paragraph-properties style:line-height-at-least="0.353cm" fo:text-align="start" style:justify-single-word="false" style:writing-mode="lr-tb"/>
    </style:style>
    <style:style style:name="P4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</style:style>
    <style:style style:name="P5" style:family="paragraph" style:parent-style-name="Estilo_20_de_20_dibujo_20_predeterminado" style:list-style-name="L1">
      <style:text-properties fo:color="#000000" loext:opacity="100%" style:font-name="Lucida Sans Unicode" fo:font-size="24pt" style:font-size-asian="24pt" style:font-size-complex="24pt"/>
    </style:style>
    <style:style style:name="P6" style:family="paragraph" style:parent-style-name="Estilo_20_de_20_dibujo_20_predeterminado">
      <style:text-properties fo:color="#000000" loext:opacity="100%" style:font-name="Lucida Sans Unicode" fo:font-size="24pt" officeooo:rsid="001c43bf" officeooo:paragraph-rsid="001c43bf" style:font-size-asian="24pt" style:font-size-complex="24pt"/>
    </style:style>
    <style:style style:name="P7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/>
    </style:style>
    <style:style style:name="P8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/>
    </style:style>
    <style:style style:name="P9" style:family="paragraph" style:parent-style-name="Estilo_20_de_20_dibujo_20_predeterminado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0" style:family="paragraph" style:parent-style-name="Estilo_20_de_20_dibujo_20_predeterminado" style:list-style-name="L2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1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24pt" style:font-size-asian="24pt" style:font-size-complex="24pt"/>
    </style:style>
    <style:style style:name="P13" style:family="paragraph" style:parent-style-name="Standard">
      <style:text-properties fo:color="#000000" loext:opacity="100%" style:font-name="Lucida Sans Unicode"/>
    </style:style>
    <style:style style:name="P14" style:family="paragraph" style:parent-style-name="Standard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5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Century Gothic" fo:letter-spacing="normal"/>
    </style:style>
    <style:style style:name="T2" style:family="text">
      <style:text-properties style:font-name="Century Gothic" fo:letter-spacing="normal"/>
    </style:style>
    <style:style style:name="T3" style:family="text">
      <style:text-properties fo:font-size="48pt" style:font-size-asian="48pt"/>
    </style:style>
    <style:style style:name="T4" style:family="text">
      <style:text-properties fo:color="#002060" loext:opacity="100%" style:font-name="Century Gothic" fo:letter-spacing="normal"/>
    </style:style>
    <style:style style:name="T5" style:family="text">
      <style:text-properties fo:color="#ffffff" loext:opacity="100%" style:font-name="Century Gothic" fo:letter-spacing="normal"/>
    </style:style>
    <style:style style:name="T6" style:family="text">
      <style:text-properties fo:color="#000000" loext:opacity="100%" style:font-name="Century Gothic" fo:letter-spacing="normal"/>
    </style:style>
    <style:style style:name="T7" style:family="text">
      <style:text-properties fo:color="#000000" loext:opacity="100%" style:font-name="Century Gothic" fo:letter-spacing="normal" officeooo:rsid="001c43bf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omandos de Voz</text:span></text:p>
      <text:p text:style-name="P2">Integrantes: Máximo Colombo, Octavio Toledo, Bruno Sacchetti.</text:p>
      <text:p text:style-name="P2"/>
      <text:p text:style-name="P12"><text:span text:style-name="T4">¿Qué son los comandos de voz?</text:span></text:p>
      <text:p text:style-name="P13"/>
      <text:list xml:id="list1924786643" text:style-name="L1">
        <text:list-item>
          <text:p text:style-name="P8"><text:span text:style-name="T1">Los comandos de voz son una forma de interactuar con dispositivos electrónicos y sistemas informáticos mediante el habla. Estos comandos permiten a los usuarios controlar y realizar diversas acciones en sus dispositivos sin necesidad de usar las manos o la pantalla táctil.</text:span></text:p>
          <text:p text:style-name="P8"/>
        </text:list-item>
        <text:list-item>
          <text:p text:style-name="P8"><text:span text:style-name="T1">Los comandos de voz se han vuelto cada vez más populares y están disponibles en muchos dispositivos, como teléfonos inteligentes, altavoces inteligentes, televisores y automóviles. </text:span></text:p>
          <text:p text:style-name="P8"/>
        </text:list-item>
        <text:list-item>
          <text:p text:style-name="P8"><text:span text:style-name="T1">Los sistemas de reconocimiento de voz utilizados para interpretar los comandos de voz utilizan algoritmos de procesamiento de lenguaje natural para comprender y responder a los comandos.</text:span></text:p>
          <text:p text:style-name="P8"/>
        </text:list-item>
        <text:list-item>
          <text:p text:style-name="P8"><text:span text:style-name="T1">A medida que la tecnología de reconocimiento de voz se ha vuelto más sofisticada, también se ha vuelto más precisa en la interpretación de los comandos de voz y ha ampliado su alcance para incluir a múltiples idiomas y dialectos.</text:span></text:p>
        </text:list-item>
      </text:list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2"><text:soft-page-break/><text:span text:style-name="T4">Planificación del proyecto</text:span></text:p>
      <text:p text:style-name="P12"><text:span text:style-name="T4"/></text:p>
      <text:list xml:id="list1077826634" text:style-name="L2">
        <text:list-item>
          <text:p text:style-name="P3"><text:span text:style-name="T4">Establecer objetivos: </text:span><text:span text:style-name="T6">El primer paso es definir los objetivos del proyecto, como por ejemplo, los comandos de voz que se desean implementar, los dispositivos en los que se ejecutará y los resultados que se esperan lograr.</text:span></text:p>
          <text:p text:style-name="P10"/>
        </text:list-item>
        <text:list-item>
          <text:p text:style-name="P3"><text:span text:style-name="T4">Identificar los recursos necesarios: </text:span><text:span text:style-name="T6">Para implementar los comandos de voz, se necesitan algunos recursos técnicos, como micrófonos, software de reconocimiento de voz y hardware adecuado. Identificar estos recursos es esencial para asegurar que el proyecto sea exitoso.</text:span></text:p>
          <text:p text:style-name="P10"/>
        </text:list-item>
        <text:list-item>
          <text:p text:style-name="P3"><text:span text:style-name="T4">Definir el calendario y los plazos: </text:span><text:span text:style-name="T6">Establecer un cronograma para el proyecto es fundamental para cumplir con los objetivos y entregar el proyecto a tiempo. También es importante establecer plazos claros para cada tarea y asegurarse de que se cumplan.</text:span></text:p>
          <text:p text:style-name="P10"/>
        </text:list-item>
        <text:list-item>
          <text:p text:style-name="P3"><text:span text:style-name="T4">Monitorear y controlar el progreso:</text:span><text:span text:style-name="T5"> </text:span><text:span text:style-name="T6">Es importante monitorear y controlar el progreso del proyecto en todo momento para garantizar que se estén cumpliendo los objetivos y que se estén tomando medidas correctivas en caso de desviaciones.</text:span></text:p>
        </text:list-item>
      </text:list>
      <text:p text:style-name="P7"/>
      <text:p text:style-name="P15"><text:span text:style-name="T1"/></text:p>
      <text:p text:style-name="P14"><text:span text:style-name="T1"/></text:p>
      <text:list xml:id="list115234439492711" text:continue-list="list1924786643" text:style-name="L1">
        <text:list-header>
          <text:p text:style-name="P5"><text:span text:style-name="T4">Roles En La Metodología Scrum</text:span></text:p>
        </text:list-header>
      </text:list>
      <text:p text:style-name="P13"/>
      <text:list xml:id="list1162251180" text:style-name="L3">
        <text:list-item>
          <text:p text:style-name="P4"><text:span text:style-name="T4">Product owner</text:span><text:span text:style-name="T6">: </text:span><text:span text:style-name="T7">E</text:span><text:span text:style-name="T6">s responsable de definir las características y funcionalidades que debe tener el producto y de priorizar el backlog del producto.</text:span></text:p>
          <text:p text:style-name="P11"/>
        </text:list-item>
        <text:list-item>
          <text:p text:style-name="P4"><text:soft-page-break/><text:span text:style-name="T4">Scrum master</text:span><text:span text:style-name="T6">: </text:span><text:span text:style-name="T7">E</text:span><text:span text:style-name="T6">s el encargado de asegurar que se sigue la metodología Scrum y de facilitar el trabajo del equipo. </text:span></text:p>
          <text:p text:style-name="P11"/>
        </text:list-item>
        <text:list-item>
          <text:p text:style-name="P4"><text:span text:style-name="T4">Equipo de desarrollo</text:span><text:span text:style-name="T6">: </text:span><text:span text:style-name="T7">E</text:span><text:span text:style-name="T6">s el equipo encargado de realizar el trabajo. Este equipo es auto-organizado y multifuncional.</text:span></text:p>
        </text:list-item>
      </text:list>
      <text:p text:style-name="P13"/>
      <text:p text:style-name="P13"/>
      <text:p text:style-name="P6"><draw:frame draw:style-name="fr3" draw:name="Imagen1" text:anchor-type="char" svg:x="0.123cm" svg:y="2.302cm" svg:width="16.755cm" svg:height="9.449cm" draw:z-index="0"><draw:image xlink:href="Pictures/100000010000049D0000029A12ED78849DD27B94.png" xlink:type="simple" xlink:show="embed" xlink:actuate="onLoad" draw:mime-type="image/png"/></draw:frame><text:span text:style-name="T4">Tareas:</text:span></text:p>
      <text:p text:style-name="P6"><text:span text:style-name="T4"/></text:p>
      <text:p text:style-name="P6"><draw:frame draw:style-name="fr3" draw:name="Imagen2" text:anchor-type="char" svg:x="0cm" svg:y="10.375cm" svg:width="17cm" svg:height="4.74cm" draw:z-index="1"><draw:image xlink:href="Pictures/10000001000003C10000010C0BDAD6C7E19ABB3A.png" xlink:type="simple" xlink:show="embed" xlink:actuate="onLoad" draw:mime-type="image/png"/></draw:frame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/></text:p>
      <text:p text:style-name="P6"><text:span text:style-name="T4">Software utilizado:Python, VSC(Visual Studio Code), Git.</text:span></text:p>
      <text:p text:style-name="P6"><text:span text:style-name="T4"><office:annotation loext:resolved="false"><dc:creator>Autor desconocido</dc:creator><dc:date>2023-04-19T11:34:06.916000000</dc:date><text:p text:style-name="P16"><text:span text:style-name="T8">Editor: Visual Studio Code.</text:span></text:p><text:p text:style-name="P16"><text:span text:style-name="T8">Lenguaje: Python.</text:span></text:p><text:p text:style-name="P16"><text:span text:style-name="T8">SO: Linux Ubuntu</text:span></text:p></office:annotation></text:span></text:p>
      <text:p text:style-name="P6"><draw:frame draw:style-name="fr1" draw:name="Imagen3" text:anchor-type="char" svg:width="20.884cm" svg:height="11.959cm" draw:z-index="2"><draw:image xlink:href="Pictures/10000001000005EA00000363DC439C4E0B60F599.png" xlink:type="simple" xlink:show="embed" xlink:actuate="onLoad" draw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>Actividad en Git:</text:span></text:p>
      <text:p text:style-name="P6"><draw:frame draw:style-name="fr2" draw:name="Imagen5" text:anchor-type="char" svg:width="17cm" svg:height="5.084cm" draw:z-index="4"><draw:image xlink:href="Pictures/10000001000002E3000000DDDEF27A6027730F34.png" xlink:type="simple" xlink:show="embed" xlink:actuate="onLoad" draw:mime-type="image/png"/></draw:frame></text:p>
      <text:p text:style-name="P6"><draw:frame draw:style-name="fr1" draw:name="Imagen6" text:anchor-type="char" svg:width="17cm" svg:height="11.31cm" draw:z-index="5"><draw:image xlink:href="Pictures/10000001000002DF000001E94181D0B8BA5A1F14.png" xlink:type="simple" xlink:show="embed" xlink:actuate="onLoad" draw:mime-type="image/png"/></draw:frame><draw:frame draw:style-name="fr2" draw:name="Imagen7" text:anchor-type="char" svg:width="17cm" svg:height="10.599cm" draw:z-index="6"><draw:image xlink:href="Pictures/100000010000033A000002035FEB12C8E07DFEED.png" xlink:type="simple" xlink:show="embed" xlink:actuate="onLoad" draw:mime-type="image/png"/></draw:frame><text:span text:style-name="T4"/></text:p>
      <text:p text:style-name="P6"><draw:frame draw:style-name="fr1" draw:name="Imagen8" text:anchor-type="char" svg:width="17cm" svg:height="11.31cm" draw:z-index="7"><draw:image xlink:href="Pictures/10000001000002DF000001E94181D0B8BA5A1F14.png" xlink:type="simple" xlink:show="embed" xlink:actuate="onLoad" draw:mime-type="image/png"/></draw:frame></text:p>
      <text:p text:style-name="P6"><text:soft-page-break/><text:span text:style-name="T4"/></text:p>
      <text:p text:style-name="P6"><text:span text:style-name="T4">Git commits:</text:span></text:p>
      <text:p text:style-name="P6"><text:span text:style-name="T4"/></text:p>
      <text:p text:style-name="P6"><text:span text:style-name="T4"/></text:p>
      <text:p text:style-name="P6"><draw:frame draw:style-name="fr3" draw:name="Imagen4" text:anchor-type="char" svg:x="-2cm" svg:y="-1.415cm" svg:width="20.999cm" svg:height="10.98cm" draw:z-index="3"><draw:image xlink:href="Pictures/1000000100000726000003BD01C23852D473DE4C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Diapositiva_20_de_20_título_7e_LT_7e_Gliederung_20_1" style:display-name="Diapositiva de títul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1" style:display-name="En blanc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Gliederung_20_2" style:display-name="En blanco~LT~Gliederung 2" style:family="paragraph" style:parent-style-name="En_20_blanc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n_20_blanco_7e_LT_7e_Gliederung_20_3" style:display-name="En blanco~LT~Gliederung 3" style:family="paragraph" style:parent-style-name="En_20_blanc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4" style:display-name="En blanco~LT~Gliederung 4" style:family="paragraph" style:parent-style-name="En_20_blanc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5" style:display-name="En blanco~LT~Gliederung 5" style:family="paragraph" style:parent-style-name="En_20_blanc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6" style:display-name="En blanco~LT~Gliederung 6" style:family="paragraph" style:parent-style-name="En_20_blanc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7" style:display-name="En blanco~LT~Gliederung 7" style:family="paragraph" style:parent-style-name="En_20_blanc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8" style:display-name="En blanco~LT~Gliederung 8" style:family="paragraph" style:parent-style-name="En_20_blanc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9" style:display-name="En blanco~LT~Gliederung 9" style:family="paragraph" style:parent-style-name="En_20_blanc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Titel" style:display-name="En blanc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Untertitel" style:display-name="En blanc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Notizen" style:display-name="En blanc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Hintergrundobjekte" style:display-name="En blanc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_20_blanco_7e_LT_7e_Hintergrund" style:display-name="En blanc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Gliederung_20_1" style:display-name="Tarjeta de nombr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Gliederung_20_2" style:display-name="Tarjeta de nombre~LT~Gliederung 2" style:family="paragraph" style:parent-style-name="Tarjeta_20_de_20_nombr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arjeta_20_de_20_nombre_7e_LT_7e_Gliederung_20_3" style:display-name="Tarjeta de nombre~LT~Gliederung 3" style:family="paragraph" style:parent-style-name="Tarjeta_20_de_20_nombr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4" style:display-name="Tarjeta de nombre~LT~Gliederung 4" style:family="paragraph" style:parent-style-name="Tarjeta_20_de_20_nombr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5" style:display-name="Tarjeta de nombre~LT~Gliederung 5" style:family="paragraph" style:parent-style-name="Tarjeta_20_de_20_nombr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6" style:display-name="Tarjeta de nombre~LT~Gliederung 6" style:family="paragraph" style:parent-style-name="Tarjeta_20_de_20_nombr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7" style:display-name="Tarjeta de nombre~LT~Gliederung 7" style:family="paragraph" style:parent-style-name="Tarjeta_20_de_20_nombr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8" style:display-name="Tarjeta de nombre~LT~Gliederung 8" style:family="paragraph" style:parent-style-name="Tarjeta_20_de_20_nombr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9" style:display-name="Tarjeta de nombre~LT~Gliederung 9" style:family="paragraph" style:parent-style-name="Tarjeta_20_de_20_nombr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Titel" style:display-name="Tarjeta de nombre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Untertitel" style:display-name="Tarjeta de nombr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Notizen" style:display-name="Tarjeta de nombr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Hintergrundobjekte" style:display-name="Tarjeta de nombr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Hintergrund" style:display-name="Tarjeta de nombr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0:37:49.488000000</meta:creation-date>
    <dc:date>2023-04-19T11:52:32.774000000</dc:date>
    <meta:editing-duration>PT1H14M43S</meta:editing-duration>
    <meta:editing-cycles>1</meta:editing-cycles>
    <meta:document-statistic meta:table-count="0" meta:image-count="8" meta:object-count="0" meta:page-count="6" meta:paragraph-count="29" meta:word-count="398" meta:character-count="2492" meta:non-whitespace-character-count="2132"/>
    <meta:generator>LibreOffice/7.5.1.2$Windows_X86_64 LibreOffice_project/fcbaee479e84c6cd81291587d2ee68cba099e129</meta:generator>
  </office:meta>
</office:document-meta>
</file>